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Bold" svg:font-family="Menlo-Bold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07mm"/>
    </style:style>
    <style:style style:name="co2" style:family="table-column">
      <style:table-column-properties fo:break-before="auto" style:column-width="137.8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8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ypeKe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se Labels</text:p>
          </table:table-cell>
        </table:table-row>
        <table:table-row table:style-name="ro1">
          <table:table-cell office:value-type="string" calcext:value-type="string">
            <text:p>kCVPixelFormatType_1Monochrome</text:p>
          </table:table-cell>
          <table:table-cell office:value-type="string" calcext:value-type="string">
            <text:p><text:s/>1 bit indexed </text:p>
          </table:table-cell>
          <table:table-cell office:value-type="string" calcext:value-type="string">
            <text:p>1Monochr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monochrome1:</text:p>
          </table:table-cell>
        </table:table-row>
        <table:table-row table:style-name="ro1">
          <table:table-cell office:value-type="string" calcext:value-type="string">
            <text:p>kCVPixelFormatType_2Indexed</text:p>
          </table:table-cell>
          <table:table-cell office:value-type="string" calcext:value-type="string">
            <text:p><text:s/>2 bit indexed </text:p>
          </table:table-cell>
          <table:table-cell office:value-type="string" calcext:value-type="string">
            <text:p>2Index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indexed2:</text:p>
          </table:table-cell>
        </table:table-row>
        <table:table-row table:style-name="ro1">
          <table:table-cell office:value-type="string" calcext:value-type="string">
            <text:p>kCVPixelFormatType_4Indexed</text:p>
          </table:table-cell>
          <table:table-cell office:value-type="string" calcext:value-type="string">
            <text:p><text:s/>4 bit indexed </text:p>
          </table:table-cell>
          <table:table-cell office:value-type="string" calcext:value-type="string">
            <text:p>4Index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indexed4:</text:p>
          </table:table-cell>
        </table:table-row>
        <table:table-row table:style-name="ro1">
          <table:table-cell office:value-type="string" calcext:value-type="string">
            <text:p>kCVPixelFormatType_8Indexed</text:p>
          </table:table-cell>
          <table:table-cell office:value-type="string" calcext:value-type="string">
            <text:p><text:s/>8 bit indexed </text:p>
          </table:table-cell>
          <table:table-cell office:value-type="string" calcext:value-type="string">
            <text:p>8Index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indexed8:</text:p>
          </table:table-cell>
        </table:table-row>
        <table:table-row table:style-name="ro1">
          <table:table-cell office:value-type="string" calcext:value-type="string">
            <text:p>kCVPixelFormatType_1IndexedGray_WhiteIsZero</text:p>
          </table:table-cell>
          <table:table-cell office:value-type="string" calcext:value-type="string">
            <text:p><text:s/>1 bit indexed gray, white is zero </text:p>
          </table:table-cell>
          <table:table-cell office:value-type="string" calcext:value-type="string">
            <text:p>1IndexedGray_WhiteIsZer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.indexedGray_WhiteIsZero1:</text:p>
          </table:table-cell>
        </table:table-row>
        <table:table-row table:style-name="ro1">
          <table:table-cell office:value-type="string" calcext:value-type="string">
            <text:p>kCVPixelFormatType_2IndexedGray_WhiteIsZero</text:p>
          </table:table-cell>
          <table:table-cell office:value-type="string" calcext:value-type="string">
            <text:p><text:s/>2 bit indexed gray, white is zero </text:p>
          </table:table-cell>
          <table:table-cell office:value-type="string" calcext:value-type="string">
            <text:p>2IndexedGray_WhiteIsZer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indexedGray_WhiteIsZero2:</text:p>
          </table:table-cell>
        </table:table-row>
        <table:table-row table:style-name="ro1">
          <table:table-cell office:value-type="string" calcext:value-type="string">
            <text:p>kCVPixelFormatType_4IndexedGray_WhiteIsZero</text:p>
          </table:table-cell>
          <table:table-cell office:value-type="string" calcext:value-type="string">
            <text:p><text:s/>4 bit indexed gray, white is zero </text:p>
          </table:table-cell>
          <table:table-cell office:value-type="string" calcext:value-type="string">
            <text:p>4IndexedGray_WhiteIsZer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.indexedGray_WhiteIsZero4:</text:p>
          </table:table-cell>
        </table:table-row>
        <table:table-row table:style-name="ro1">
          <table:table-cell office:value-type="string" calcext:value-type="string">
            <text:p>kCVPixelFormatType_8IndexedGray_WhiteIsZero</text:p>
          </table:table-cell>
          <table:table-cell office:value-type="string" calcext:value-type="string">
            <text:p><text:s/>8 bit indexed gray, white is zero </text:p>
          </table:table-cell>
          <table:table-cell office:value-type="string" calcext:value-type="string">
            <text:p>8IndexedGray_WhiteIsZer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.indexedGray_WhiteIsZero8:</text:p>
          </table:table-cell>
        </table:table-row>
        <table:table-row table:style-name="ro1">
          <table:table-cell office:value-type="string" calcext:value-type="string">
            <text:p>kCVPixelFormatType_16BE555</text:p>
          </table:table-cell>
          <table:table-cell office:value-type="string" calcext:value-type="string">
            <text:p><text:s/>16 bit BE RGB 555 </text:p>
          </table:table-cell>
          <table:table-cell office:value-type="string" calcext:value-type="string">
            <text:p>16BE55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BE16BE555:</text:p>
          </table:table-cell>
        </table:table-row>
        <table:table-row table:style-name="ro1">
          <table:table-cell office:value-type="string" calcext:value-type="string">
            <text:p>kCVPixelFormatType_16LE555</text:p>
          </table:table-cell>
          <table:table-cell office:value-type="string" calcext:value-type="string">
            <text:p><text:s/>16 bit LE RGB 555 </text:p>
          </table:table-cell>
          <table:table-cell office:value-type="string" calcext:value-type="string">
            <text:p>16LE555</text:p>
          </table:table-cell>
          <table:table-cell office:value-type="float" office:value="1278555445" calcext:value-type="float">
            <text:p>1278555445</text:p>
          </table:table-cell>
          <table:table-cell office:value-type="string" calcext:value-type="string">
            <text:p>.LE16LE555:</text:p>
          </table:table-cell>
        </table:table-row>
        <table:table-row table:style-name="ro1">
          <table:table-cell office:value-type="string" calcext:value-type="string">
            <text:p>kCVPixelFormatType_16LE5551</text:p>
          </table:table-cell>
          <table:table-cell office:value-type="string" calcext:value-type="string">
            <text:p><text:s/>16 bit LE RGB 5551 </text:p>
          </table:table-cell>
          <table:table-cell office:value-type="string" calcext:value-type="string">
            <text:p>16LE5551</text:p>
          </table:table-cell>
          <table:table-cell office:value-type="float" office:value="892679473" calcext:value-type="float">
            <text:p>892679473</text:p>
          </table:table-cell>
          <table:table-cell office:value-type="string" calcext:value-type="string">
            <text:p>.LE16LE5551:</text:p>
          </table:table-cell>
        </table:table-row>
        <table:table-row table:style-name="ro1">
          <table:table-cell office:value-type="string" calcext:value-type="string">
            <text:p>kCVPixelFormatType_16BE565</text:p>
          </table:table-cell>
          <table:table-cell office:value-type="string" calcext:value-type="string">
            <text:p><text:s/>16 bit BE RGB 565 </text:p>
          </table:table-cell>
          <table:table-cell office:value-type="string" calcext:value-type="string">
            <text:p>16BE565</text:p>
          </table:table-cell>
          <table:table-cell office:value-type="float" office:value="1110783541" calcext:value-type="float">
            <text:p>1110783541</text:p>
          </table:table-cell>
          <table:table-cell office:value-type="string" calcext:value-type="string">
            <text:p>.BE16BE565:</text:p>
          </table:table-cell>
        </table:table-row>
        <table:table-row table:style-name="ro1">
          <table:table-cell office:value-type="string" calcext:value-type="string">
            <text:p>kCVPixelFormatType_16LE565</text:p>
          </table:table-cell>
          <table:table-cell office:value-type="string" calcext:value-type="string">
            <text:p><text:s/>16 bit LE RGB 565 </text:p>
          </table:table-cell>
          <table:table-cell office:value-type="string" calcext:value-type="string">
            <text:p>16LE565</text:p>
          </table:table-cell>
          <table:table-cell office:value-type="float" office:value="1278555701" calcext:value-type="float">
            <text:p>1278555701</text:p>
          </table:table-cell>
          <table:table-cell office:value-type="string" calcext:value-type="string">
            <text:p>.LE16LE565:</text:p>
          </table:table-cell>
        </table:table-row>
        <table:table-row table:style-name="ro1">
          <table:table-cell office:value-type="string" calcext:value-type="string">
            <text:p>kCVPixelFormatType_24RGB</text:p>
          </table:table-cell>
          <table:table-cell office:value-type="string" calcext:value-type="string">
            <text:p><text:s/>24 bit RGB </text:p>
          </table:table-cell>
          <table:table-cell office:value-type="string" calcext:value-type="string">
            <text:p>24RG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RGB24:</text:p>
          </table:table-cell>
        </table:table-row>
        <table:table-row table:style-name="ro1">
          <table:table-cell office:value-type="string" calcext:value-type="string">
            <text:p>kCVPixelFormatType_24BGR</text:p>
          </table:table-cell>
          <table:table-cell office:value-type="string" calcext:value-type="string">
            <text:p><text:s/>24 bit BGR </text:p>
          </table:table-cell>
          <table:table-cell office:value-type="string" calcext:value-type="string">
            <text:p>24BGR</text:p>
          </table:table-cell>
          <table:table-cell office:value-type="float" office:value="842285639" calcext:value-type="float">
            <text:p>842285639</text:p>
          </table:table-cell>
          <table:table-cell office:value-type="string" calcext:value-type="string">
            <text:p>.BGR24:</text:p>
          </table:table-cell>
        </table:table-row>
        <table:table-row table:style-name="ro1">
          <table:table-cell office:value-type="string" calcext:value-type="string">
            <text:p>kCVPixelFormatType_32ARGB</text:p>
          </table:table-cell>
          <table:table-cell office:value-type="string" calcext:value-type="string">
            <text:p><text:s/>32 bit ARGB </text:p>
          </table:table-cell>
          <table:table-cell office:value-type="string" calcext:value-type="string">
            <text:p>32ARG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.ARGB32:</text:p>
          </table:table-cell>
        </table:table-row>
        <table:table-row table:style-name="ro1">
          <table:table-cell office:value-type="string" calcext:value-type="string">
            <text:p>kCVPixelFormatType_32BGRA</text:p>
          </table:table-cell>
          <table:table-cell office:value-type="string" calcext:value-type="string">
            <text:p><text:s/>32 bit BGRA </text:p>
          </table:table-cell>
          <table:table-cell office:value-type="string" calcext:value-type="string">
            <text:p>32BGRA</text:p>
          </table:table-cell>
          <table:table-cell office:value-type="float" office:value="1111970369" calcext:value-type="float">
            <text:p>1111970369</text:p>
          </table:table-cell>
          <table:table-cell office:value-type="string" calcext:value-type="string">
            <text:p>.BGRA32:</text:p>
          </table:table-cell>
        </table:table-row>
        <table:table-row table:style-name="ro1">
          <table:table-cell office:value-type="string" calcext:value-type="string">
            <text:p>kCVPixelFormatType_32ABGR</text:p>
          </table:table-cell>
          <table:table-cell office:value-type="string" calcext:value-type="string">
            <text:p><text:s/>32 bit ABGR </text:p>
          </table:table-cell>
          <table:table-cell office:value-type="string" calcext:value-type="string">
            <text:p>32ABGR</text:p>
          </table:table-cell>
          <table:table-cell office:value-type="float" office:value="1094862674" calcext:value-type="float">
            <text:p>1094862674</text:p>
          </table:table-cell>
          <table:table-cell office:value-type="string" calcext:value-type="string">
            <text:p>.ABGR32:</text:p>
          </table:table-cell>
        </table:table-row>
        <table:table-row table:style-name="ro1">
          <table:table-cell office:value-type="string" calcext:value-type="string">
            <text:p>kCVPixelFormatType_32RGBA</text:p>
          </table:table-cell>
          <table:table-cell office:value-type="string" calcext:value-type="string">
            <text:p><text:s/>32 bit RGBA </text:p>
          </table:table-cell>
          <table:table-cell office:value-type="string" calcext:value-type="string">
            <text:p>32RGBA</text:p>
          </table:table-cell>
          <table:table-cell office:value-type="float" office:value="1380401729" calcext:value-type="float">
            <text:p>1380401729</text:p>
          </table:table-cell>
          <table:table-cell office:value-type="string" calcext:value-type="string">
            <text:p>.RGBA32:</text:p>
          </table:table-cell>
        </table:table-row>
        <table:table-row table:style-name="ro1">
          <table:table-cell office:value-type="string" calcext:value-type="string">
            <text:p>kCVPixelFormatType_64ARGB</text:p>
          </table:table-cell>
          <table:table-cell office:value-type="string" calcext:value-type="string">
            <text:p><text:s/>64 bit ARGB, 16-bit big-endian samples </text:p>
          </table:table-cell>
          <table:table-cell office:value-type="string" calcext:value-type="string">
            <text:p>64ARGB</text:p>
          </table:table-cell>
          <table:table-cell office:value-type="float" office:value="1647719521" calcext:value-type="float">
            <text:p>1647719521</text:p>
          </table:table-cell>
          <table:table-cell office:value-type="string" calcext:value-type="string">
            <text:p>.ARGB64:</text:p>
          </table:table-cell>
        </table:table-row>
        <table:table-row table:style-name="ro1">
          <table:table-cell office:value-type="string" calcext:value-type="string">
            <text:p>kCVPixelFormatType_48RGB</text:p>
          </table:table-cell>
          <table:table-cell office:value-type="string" calcext:value-type="string">
            <text:p><text:s/>48 bit RGB, 16-bit big-endian samples </text:p>
          </table:table-cell>
          <table:table-cell office:value-type="string" calcext:value-type="string">
            <text:p>48RGB</text:p>
          </table:table-cell>
          <table:table-cell office:value-type="float" office:value="1647589490" calcext:value-type="float">
            <text:p>1647589490</text:p>
          </table:table-cell>
          <table:table-cell office:value-type="string" calcext:value-type="string">
            <text:p>.RGB48:</text:p>
          </table:table-cell>
        </table:table-row>
        <table:table-row table:style-name="ro1">
          <table:table-cell office:value-type="string" calcext:value-type="string">
            <text:p>kCVPixelFormatType_32AlphaGray</text:p>
          </table:table-cell>
          <table:table-cell office:value-type="string" calcext:value-type="string">
            <text:p><text:s/>32 bit AlphaGray, 16-bit big-endian samples, black is zero </text:p>
          </table:table-cell>
          <table:table-cell office:value-type="string" calcext:value-type="string">
            <text:p>32AlphaGray</text:p>
          </table:table-cell>
          <table:table-cell office:value-type="float" office:value="1647522401" calcext:value-type="float">
            <text:p>1647522401</text:p>
          </table:table-cell>
          <table:table-cell office:value-type="string" calcext:value-type="string">
            <text:p>.alphaGray32:</text:p>
          </table:table-cell>
        </table:table-row>
        <table:table-row table:style-name="ro1">
          <table:table-cell office:value-type="string" calcext:value-type="string">
            <text:p>kCVPixelFormatType_16Gray</text:p>
          </table:table-cell>
          <table:table-cell office:value-type="string" calcext:value-type="string">
            <text:p><text:s/>16 bit Grayscale, 16-bit big-endian samples, black is zero </text:p>
          </table:table-cell>
          <table:table-cell office:value-type="string" calcext:value-type="string">
            <text:p>16Gray</text:p>
          </table:table-cell>
          <table:table-cell office:value-type="float" office:value="1647392359" calcext:value-type="float">
            <text:p>1647392359</text:p>
          </table:table-cell>
          <table:table-cell office:value-type="string" calcext:value-type="string">
            <text:p>.gray16:</text:p>
          </table:table-cell>
        </table:table-row>
        <table:table-row table:style-name="ro1">
          <table:table-cell office:value-type="string" calcext:value-type="string">
            <text:p>kCVPixelFormatType_30RGB</text:p>
          </table:table-cell>
          <table:table-cell office:value-type="string" calcext:value-type="string">
            <text:p><text:s/>30 bit RGB, 10-bit big-endian samples, 2 unused padding bits (at least significant end). </text:p>
          </table:table-cell>
          <table:table-cell office:value-type="string" calcext:value-type="string">
            <text:p>30RGB</text:p>
          </table:table-cell>
          <table:table-cell office:value-type="float" office:value="1378955371" calcext:value-type="float">
            <text:p>1378955371</text:p>
          </table:table-cell>
          <table:table-cell office:value-type="string" calcext:value-type="string">
            <text:p>.RGB30:</text:p>
          </table:table-cell>
        </table:table-row>
        <table:table-row table:style-name="ro1">
          <table:table-cell office:value-type="string" calcext:value-type="string">
            <text:p>kCVPixelFormatType_422YpCbCr8</text:p>
          </table:table-cell>
          <table:table-cell office:value-type="string" calcext:value-type="string">
            <text:p><text:s/>Component Y'CbCr 8-bit 4:2:2, ordered Cb Y'0 Cr Y'1 </text:p>
          </table:table-cell>
          <table:table-cell office:value-type="string" calcext:value-type="string">
            <text:p>422YpCbCr8</text:p>
          </table:table-cell>
          <table:table-cell office:value-type="float" office:value="846624121" calcext:value-type="float">
            <text:p>846624121</text:p>
          </table:table-cell>
          <table:table-cell office:value-type="string" calcext:value-type="string">
            <text:p>.YpCbCr8_422:</text:p>
          </table:table-cell>
        </table:table-row>
        <table:table-row table:style-name="ro1">
          <table:table-cell office:value-type="string" calcext:value-type="string">
            <text:p>kCVPixelFormatType_4444YpCbCrA8</text:p>
          </table:table-cell>
          <table:table-cell office:value-type="string" calcext:value-type="string">
            <text:p><text:s/>Component Y'CbCrA 8-bit 4:4:4:4, ordered Cb Y' Cr A </text:p>
          </table:table-cell>
          <table:table-cell office:value-type="string" calcext:value-type="string">
            <text:p>4444YpCbCrA8</text:p>
          </table:table-cell>
          <table:table-cell office:value-type="float" office:value="1983131704" calcext:value-type="float">
            <text:p>1983131704</text:p>
          </table:table-cell>
          <table:table-cell office:value-type="string" calcext:value-type="string">
            <text:p>.YpCbCrA8_4444:</text:p>
          </table:table-cell>
        </table:table-row>
        <table:table-row table:style-name="ro1">
          <table:table-cell office:value-type="string" calcext:value-type="string">
            <text:p>kCVPixelFormatType_4444YpCbCrA8R</text:p>
          </table:table-cell>
          <table:table-cell office:value-type="string" calcext:value-type="string">
            <text:p><text:s/>Component Y'CbCrA 8-bit 4:4:4:4, rendering format. full range alpha, zero biased YUV, ordered A Y' Cb Cr </text:p>
          </table:table-cell>
          <table:table-cell office:value-type="string" calcext:value-type="string">
            <text:p>4444YpCbCrA8R</text:p>
          </table:table-cell>
          <table:table-cell office:value-type="float" office:value="1916022840" calcext:value-type="float">
            <text:p>1916022840</text:p>
          </table:table-cell>
          <table:table-cell office:value-type="string" calcext:value-type="string">
            <text:p>.YpCbCrA8R_4444:</text:p>
          </table:table-cell>
        </table:table-row>
        <table:table-row table:style-name="ro1">
          <table:table-cell office:value-type="string" calcext:value-type="string">
            <text:p>kCVPixelFormatType_4444AYpCbCr8</text:p>
          </table:table-cell>
          <table:table-cell office:value-type="string" calcext:value-type="string">
            <text:p><text:s/>Component Y'CbCrA 8-bit 4:4:4:4, ordered A Y' Cb Cr, full range alpha, video range Y'CbCr. </text:p>
          </table:table-cell>
          <table:table-cell office:value-type="string" calcext:value-type="string">
            <text:p>4444AYpCbCr8</text:p>
          </table:table-cell>
          <table:table-cell office:value-type="float" office:value="2033463352" calcext:value-type="float">
            <text:p>2033463352</text:p>
          </table:table-cell>
          <table:table-cell office:value-type="string" calcext:value-type="string">
            <text:p>.AYpCbCr8_4444:</text:p>
          </table:table-cell>
        </table:table-row>
        <table:table-row table:style-name="ro1">
          <table:table-cell office:value-type="string" calcext:value-type="string">
            <text:p>kCVPixelFormatType_4444AYpCbCr16</text:p>
          </table:table-cell>
          <table:table-cell office:value-type="string" calcext:value-type="string">
            <text:p><text:s/>Component Y'CbCrA 16-bit 4:4:4:4, ordered A Y' Cb Cr, full range alpha, video range Y'CbCr, 16-bit little-endian samples. </text:p>
          </table:table-cell>
          <table:table-cell office:value-type="string" calcext:value-type="string">
            <text:p>4444AYpCbCr16</text:p>
          </table:table-cell>
          <table:table-cell office:value-type="float" office:value="2033463606" calcext:value-type="float">
            <text:p>2033463606</text:p>
          </table:table-cell>
          <table:table-cell office:value-type="string" calcext:value-type="string">
            <text:p>.AYpCbCr16_4444:</text:p>
          </table:table-cell>
        </table:table-row>
        <table:table-row table:style-name="ro1">
          <table:table-cell office:value-type="string" calcext:value-type="string">
            <text:p>kCVPixelFormatType_444YpCbCr8</text:p>
          </table:table-cell>
          <table:table-cell office:value-type="string" calcext:value-type="string">
            <text:p><text:s/>Component Y'CbCr 8-bit 4:4:4 </text:p>
          </table:table-cell>
          <table:table-cell office:value-type="string" calcext:value-type="string">
            <text:p>444YpCbCr8</text:p>
          </table:table-cell>
          <table:table-cell office:value-type="float" office:value="1983066168" calcext:value-type="float">
            <text:p>1983066168</text:p>
          </table:table-cell>
          <table:table-cell office:value-type="string" calcext:value-type="string">
            <text:p>.YpCbCr8_444:</text:p>
          </table:table-cell>
        </table:table-row>
        <table:table-row table:style-name="ro1">
          <table:table-cell office:value-type="string" calcext:value-type="string">
            <text:p>kCVPixelFormatType_422YpCbCr16</text:p>
          </table:table-cell>
          <table:table-cell office:value-type="string" calcext:value-type="string">
            <text:p><text:s/>Component Y'CbCr 10,12,14,16-bit 4:2:2 </text:p>
          </table:table-cell>
          <table:table-cell office:value-type="string" calcext:value-type="string">
            <text:p>422YpCbCr16</text:p>
          </table:table-cell>
          <table:table-cell office:value-type="float" office:value="1983000886" calcext:value-type="float">
            <text:p>1983000886</text:p>
          </table:table-cell>
          <table:table-cell office:value-type="string" calcext:value-type="string">
            <text:p>.YpCbCr16_422:</text:p>
          </table:table-cell>
        </table:table-row>
        <table:table-row table:style-name="ro1">
          <table:table-cell office:value-type="string" calcext:value-type="string">
            <text:p>kCVPixelFormatType_422YpCbCr10</text:p>
          </table:table-cell>
          <table:table-cell office:value-type="string" calcext:value-type="string">
            <text:p><text:s/>Component Y'CbCr 10-bit 4:2:2 </text:p>
          </table:table-cell>
          <table:table-cell office:value-type="string" calcext:value-type="string">
            <text:p>422YpCbCr10</text:p>
          </table:table-cell>
          <table:table-cell office:value-type="float" office:value="1983000880" calcext:value-type="float">
            <text:p>1983000880</text:p>
          </table:table-cell>
          <table:table-cell office:value-type="string" calcext:value-type="string">
            <text:p>.YpCbCr10_422:</text:p>
          </table:table-cell>
        </table:table-row>
        <table:table-row table:style-name="ro1">
          <table:table-cell office:value-type="string" calcext:value-type="string">
            <text:p>kCVPixelFormatType_444YpCbCr10</text:p>
          </table:table-cell>
          <table:table-cell office:value-type="string" calcext:value-type="string">
            <text:p><text:s/>Component Y'CbCr 10-bit 4:4:4 </text:p>
          </table:table-cell>
          <table:table-cell office:value-type="string" calcext:value-type="string">
            <text:p>444YpCbCr10</text:p>
          </table:table-cell>
          <table:table-cell office:value-type="float" office:value="1983131952" calcext:value-type="float">
            <text:p>1983131952</text:p>
          </table:table-cell>
          <table:table-cell office:value-type="string" calcext:value-type="string">
            <text:p>.YpCbCr10_444:</text:p>
          </table:table-cell>
        </table:table-row>
        <table:table-row table:style-name="ro1">
          <table:table-cell office:value-type="string" calcext:value-type="string">
            <text:p>kCVPixelFormatType_420YpCbCr8Planar</text:p>
          </table:table-cell>
          <table:table-cell office:value-type="string" calcext:value-type="string">
            <text:p><text:s/>Planar Component Y'CbCr 8-bit 4:2:0. <text:s/>baseAddr points to a big-endian CVPlanarPixelBufferInfo_YCbCrPlanar struct </text:p>
          </table:table-cell>
          <table:table-cell office:value-type="string" calcext:value-type="string">
            <text:p>420YpCbCr8Planar</text:p>
          </table:table-cell>
          <table:table-cell office:value-type="float" office:value="2033463856" calcext:value-type="float">
            <text:p>2033463856</text:p>
          </table:table-cell>
          <table:table-cell office:value-type="string" calcext:value-type="string">
            <text:p>.YpCbCr8Planar_420:</text:p>
          </table:table-cell>
        </table:table-row>
        <table:table-row table:style-name="ro1">
          <table:table-cell office:value-type="string" calcext:value-type="string">
            <text:p>kCVPixelFormatType_420YpCbCr8PlanarFullRange</text:p>
          </table:table-cell>
          <table:table-cell office:value-type="string" calcext:value-type="string">
            <text:p><text:s/>Planar Component Y'CbCr 8-bit 4:2:0, full range. <text:s/>baseAddr points to a big-endian CVPlanarPixelBufferInfo_YCbCrPlanar struct </text:p>
          </table:table-cell>
          <table:table-cell office:value-type="string" calcext:value-type="string">
            <text:p>420YpCbCr8PlanarFullRange</text:p>
          </table:table-cell>
          <table:table-cell office:value-type="float" office:value="1714696752" calcext:value-type="float">
            <text:p>1714696752</text:p>
          </table:table-cell>
          <table:table-cell office:value-type="string" calcext:value-type="string">
            <text:p>.YpCbCr8PlanarFullRange_420:</text:p>
          </table:table-cell>
        </table:table-row>
        <table:table-row table:style-name="ro1">
          <table:table-cell office:value-type="string" calcext:value-type="string">
            <text:p>kCVPixelFormatType_422YpCbCr_4A_8BiPlanar</text:p>
          </table:table-cell>
          <table:table-cell office:value-type="string" calcext:value-type="string">
            <text:p><text:s/>First plane: Video-range Component Y'CbCr 8-bit 4:2:2, ordered Cb Y'0 Cr Y'1; second plane: alpha 8-bit 0-255 </text:p>
          </table:table-cell>
          <table:table-cell office:value-type="string" calcext:value-type="string">
            <text:p>422YpCbCr_4A_8BiPlanar</text:p>
          </table:table-cell>
          <table:table-cell office:value-type="float" office:value="1630697081" calcext:value-type="float">
            <text:p>1630697081</text:p>
          </table:table-cell>
          <table:table-cell office:value-type="string" calcext:value-type="string">
            <text:p>.YpCbCr_4A_8BiPlanar_422:</text:p>
          </table:table-cell>
        </table:table-row>
        <table:table-row table:style-name="ro1">
          <table:table-cell office:value-type="string" calcext:value-type="string">
            <text:p>kCVPixelFormatType_420YpCbCr8BiPlanarVideoRange</text:p>
          </table:table-cell>
          <table:table-cell office:value-type="string" calcext:value-type="string">
            <text:p><text:s/>Bi-Planar Component Y'CbCr 8-bit 4:2:0, video-range (luma=[16,235] chroma=[16,240]). <text:s/>baseAddr points to a big-endian CVPlanarPixelBufferInfo_YCbCrBiPlanar struct </text:p>
          </table:table-cell>
          <table:table-cell office:value-type="string" calcext:value-type="string">
            <text:p>420YpCbCr8BiPlanarVideoRange</text:p>
          </table:table-cell>
          <table:table-cell office:value-type="float" office:value="875704438" calcext:value-type="float">
            <text:p>875704438</text:p>
          </table:table-cell>
          <table:table-cell office:value-type="string" calcext:value-type="string">
            <text:p>.YpCbCr8BiPlanarVideoRange_420:</text:p>
          </table:table-cell>
        </table:table-row>
        <table:table-row table:style-name="ro1">
          <table:table-cell office:value-type="string" calcext:value-type="string">
            <text:p>kCVPixelFormatType_420YpCbCr8BiPlanarFullRange</text:p>
          </table:table-cell>
          <table:table-cell office:value-type="string" calcext:value-type="string">
            <text:p><text:s/>Bi-Planar Component Y'CbCr 8-bit 4:2:0, full-range (luma=[0,255] chroma=[1,255]). <text:s/>baseAddr points to a big-endian CVPlanarPixelBufferInfo_YCbCrBiPlanar struct </text:p>
          </table:table-cell>
          <table:table-cell office:value-type="string" calcext:value-type="string">
            <text:p>420YpCbCr8BiPlanarFullRange</text:p>
          </table:table-cell>
          <table:table-cell office:value-type="float" office:value="875704422" calcext:value-type="float">
            <text:p>875704422</text:p>
          </table:table-cell>
          <table:table-cell office:value-type="string" calcext:value-type="string">
            <text:p>.YpCbCr8BiPlanarFullRange_420:</text:p>
          </table:table-cell>
        </table:table-row>
        <table:table-row table:style-name="ro1">
          <table:table-cell office:value-type="string" calcext:value-type="string">
            <text:p>kCVPixelFormatType_422YpCbCr8_yuvs</text:p>
          </table:table-cell>
          <table:table-cell office:value-type="string" calcext:value-type="string">
            <text:p><text:s/>Component Y'CbCr 8-bit 4:2:2, ordered Y'0 Cb Y'1 Cr </text:p>
          </table:table-cell>
          <table:table-cell office:value-type="string" calcext:value-type="string">
            <text:p>422YpCbCr8_yuvs</text:p>
          </table:table-cell>
          <table:table-cell office:value-type="float" office:value="2037741171" calcext:value-type="float">
            <text:p>2037741171</text:p>
          </table:table-cell>
          <table:table-cell office:value-type="string" calcext:value-type="string">
            <text:p>.YpCbCr8_yuvs_422:</text:p>
          </table:table-cell>
        </table:table-row>
        <table:table-row table:style-name="ro1">
          <table:table-cell office:value-type="string" calcext:value-type="string">
            <text:p>kCVPixelFormatType_422YpCbCr8FullRange</text:p>
          </table:table-cell>
          <table:table-cell office:value-type="string" calcext:value-type="string">
            <text:p><text:s/>Component Y'CbCr 8-bit 4:2:2, full range, ordered Y'0 Cb Y'1 Cr </text:p>
          </table:table-cell>
          <table:table-cell office:value-type="string" calcext:value-type="string">
            <text:p>422YpCbCr8FullRange</text:p>
          </table:table-cell>
          <table:table-cell office:value-type="float" office:value="2037741158" calcext:value-type="float">
            <text:p>2037741158</text:p>
          </table:table-cell>
          <table:table-cell office:value-type="string" calcext:value-type="string">
            <text:p>.YpCbCr8FullRange_422:</text:p>
          </table:table-cell>
        </table:table-row>
        <table:table-row table:style-name="ro1">
          <table:table-cell office:value-type="string" calcext:value-type="string">
            <text:p>kCVPixelFormatType_OneComponent8</text:p>
          </table:table-cell>
          <table:table-cell office:value-type="string" calcext:value-type="string">
            <text:p><text:s/>8 bit one component, black is zero </text:p>
          </table:table-cell>
          <table:table-cell office:value-type="string" calcext:value-type="string">
            <text:p>OneComponent8</text:p>
          </table:table-cell>
          <table:table-cell office:value-type="float" office:value="1278226488" calcext:value-type="float">
            <text:p>1278226488</text:p>
          </table:table-cell>
          <table:table-cell office:value-type="string" calcext:value-type="string">
            <text:p>.oneComponent8:</text:p>
          </table:table-cell>
        </table:table-row>
        <table:table-row table:style-name="ro1">
          <table:table-cell office:value-type="string" calcext:value-type="string">
            <text:p>kCVPixelFormatType_TwoComponent8</text:p>
          </table:table-cell>
          <table:table-cell office:value-type="string" calcext:value-type="string">
            <text:p><text:s/>8 bit two component, black is zero </text:p>
          </table:table-cell>
          <table:table-cell office:value-type="string" calcext:value-type="string">
            <text:p>TwoComponent8</text:p>
          </table:table-cell>
          <table:table-cell office:value-type="float" office:value="843264056" calcext:value-type="float">
            <text:p>843264056</text:p>
          </table:table-cell>
          <table:table-cell office:value-type="string" calcext:value-type="string">
            <text:p>.twoComponent8:</text:p>
          </table:table-cell>
        </table:table-row>
        <table:table-row table:style-name="ro1">
          <table:table-cell office:value-type="string" calcext:value-type="string">
            <text:p>kCVPixelFormatType_30RGBLEPackedWideGamut</text:p>
          </table:table-cell>
          <table:table-cell office:value-type="string" calcext:value-type="string">
            <text:p><text:s/>little-endian RGB101010, 2 MSB are zero, wide-gamut (384-895) </text:p>
          </table:table-cell>
          <table:table-cell office:value-type="string" calcext:value-type="string">
            <text:p>30RGBLEPackedWideGamut</text:p>
          </table:table-cell>
          <table:table-cell office:value-type="float" office:value="1999843442" calcext:value-type="float">
            <text:p>1999843442</text:p>
          </table:table-cell>
          <table:table-cell office:value-type="string" calcext:value-type="string">
            <text:p>.RGBLEPackedWideGamut30:</text:p>
          </table:table-cell>
        </table:table-row>
        <table:table-row table:style-name="ro1">
          <table:table-cell office:value-type="string" calcext:value-type="string">
            <text:p>kCVPixelFormatType_OneComponent16Half</text:p>
          </table:table-cell>
          <table:table-cell office:value-type="string" calcext:value-type="string">
            <text:p><text:s/>16 bit one component IEEE half-precision float, 16-bit little-endian samples </text:p>
          </table:table-cell>
          <table:table-cell office:value-type="string" calcext:value-type="string">
            <text:p>OneComponent16Half</text:p>
          </table:table-cell>
          <table:table-cell office:value-type="float" office:value="1278226536" calcext:value-type="float">
            <text:p>1278226536</text:p>
          </table:table-cell>
          <table:table-cell office:value-type="string" calcext:value-type="string">
            <text:p>.oneComponent16Half:</text:p>
          </table:table-cell>
        </table:table-row>
        <table:table-row table:style-name="ro1">
          <table:table-cell office:value-type="string" calcext:value-type="string">
            <text:p>kCVPixelFormatType_OneComponent32Float</text:p>
          </table:table-cell>
          <table:table-cell office:value-type="string" calcext:value-type="string">
            <text:p><text:s/>32 bit one component IEEE float, 32-bit little-endian samples </text:p>
          </table:table-cell>
          <table:table-cell office:value-type="string" calcext:value-type="string">
            <text:p>OneComponent32Float</text:p>
          </table:table-cell>
          <table:table-cell office:value-type="float" office:value="1278226534" calcext:value-type="float">
            <text:p>1278226534</text:p>
          </table:table-cell>
          <table:table-cell office:value-type="string" calcext:value-type="string">
            <text:p>.oneComponent32Float:</text:p>
          </table:table-cell>
        </table:table-row>
        <table:table-row table:style-name="ro1">
          <table:table-cell office:value-type="string" calcext:value-type="string">
            <text:p>kCVPixelFormatType_TwoComponent16Half</text:p>
          </table:table-cell>
          <table:table-cell office:value-type="string" calcext:value-type="string">
            <text:p><text:s/>16 bit two component IEEE half-precision float, 16-bit little-endian samples </text:p>
          </table:table-cell>
          <table:table-cell office:value-type="string" calcext:value-type="string">
            <text:p>TwoComponent16Half</text:p>
          </table:table-cell>
          <table:table-cell office:value-type="float" office:value="843264104" calcext:value-type="float">
            <text:p>843264104</text:p>
          </table:table-cell>
          <table:table-cell office:value-type="string" calcext:value-type="string">
            <text:p>.twoComponent16Half:</text:p>
          </table:table-cell>
        </table:table-row>
        <table:table-row table:style-name="ro1">
          <table:table-cell office:value-type="string" calcext:value-type="string">
            <text:p>kCVPixelFormatType_TwoComponent32Float</text:p>
          </table:table-cell>
          <table:table-cell office:value-type="string" calcext:value-type="string">
            <text:p><text:s/>32 bit two component IEEE float, 32-bit little-endian samples </text:p>
          </table:table-cell>
          <table:table-cell office:value-type="string" calcext:value-type="string">
            <text:p>TwoComponent32Float</text:p>
          </table:table-cell>
          <table:table-cell office:value-type="float" office:value="843264102" calcext:value-type="float">
            <text:p>843264102</text:p>
          </table:table-cell>
          <table:table-cell office:value-type="string" calcext:value-type="string">
            <text:p>.twoComponent32Float:</text:p>
          </table:table-cell>
        </table:table-row>
        <table:table-row table:style-name="ro1">
          <table:table-cell office:value-type="string" calcext:value-type="string">
            <text:p>kCVPixelFormatType_64RGBAHalf</text:p>
          </table:table-cell>
          <table:table-cell office:value-type="string" calcext:value-type="string">
            <text:p><text:s/>64 bit RGBA IEEE half-precision float, 16-bit little-endian samples </text:p>
          </table:table-cell>
          <table:table-cell office:value-type="string" calcext:value-type="string">
            <text:p>64RGBAHalf</text:p>
          </table:table-cell>
          <table:table-cell office:value-type="float" office:value="1380411457" calcext:value-type="float">
            <text:p>1380411457</text:p>
          </table:table-cell>
          <table:table-cell office:value-type="string" calcext:value-type="string">
            <text:p>.RGBAHalf64:</text:p>
          </table:table-cell>
        </table:table-row>
        <table:table-row table:style-name="ro1">
          <table:table-cell office:value-type="string" calcext:value-type="string">
            <text:p>kCVPixelFormatType_128RGBAFloat</text:p>
          </table:table-cell>
          <table:table-cell office:value-type="string" calcext:value-type="string">
            <text:p><text:s/>128 bit RGBA IEEE float, 32-bit little-endian samples </text:p>
          </table:table-cell>
          <table:table-cell office:value-type="string" calcext:value-type="string">
            <text:p>128RGBAFloat</text:p>
          </table:table-cell>
          <table:table-cell office:value-type="float" office:value="1380410945" calcext:value-type="float">
            <text:p>1380410945</text:p>
          </table:table-cell>
          <table:table-cell office:value-type="string" calcext:value-type="string">
            <text:p>.RGBAFloat128:</text:p>
          </table:table-cell>
        </table:table-row>
        <table:table-row table:style-name="ro1">
          <table:table-cell office:value-type="string" calcext:value-type="string">
            <text:p>kCVPixelFormatType_14Bayer_GRBG</text:p>
          </table:table-cell>
          <table:table-cell office:value-type="string" calcext:value-type="string">
            <text:p><text:s/>Bayer 14-bit Little-Endian, packed in 16-bits, ordered G R G R... alternating with B G B G... </text:p>
          </table:table-cell>
          <table:table-cell office:value-type="string" calcext:value-type="string">
            <text:p>14Bayer_GRBG</text:p>
          </table:table-cell>
          <table:table-cell office:value-type="float" office:value="1735549492" calcext:value-type="float">
            <text:p>1735549492</text:p>
          </table:table-cell>
          <table:table-cell office:value-type="string" calcext:value-type="string">
            <text:p>.bayer_GRBG14:</text:p>
          </table:table-cell>
        </table:table-row>
        <table:table-row table:style-name="ro1">
          <table:table-cell office:value-type="string" calcext:value-type="string">
            <text:p>kCVPixelFormatType_14Bayer_RGGB</text:p>
          </table:table-cell>
          <table:table-cell office:value-type="string" calcext:value-type="string">
            <text:p><text:s/>Bayer 14-bit Little-Endian, packed in 16-bits, ordered R G R G... alternating with G B G B... </text:p>
          </table:table-cell>
          <table:table-cell office:value-type="string" calcext:value-type="string">
            <text:p>14Bayer_RGGB</text:p>
          </table:table-cell>
          <table:table-cell office:value-type="float" office:value="1919379252" calcext:value-type="float">
            <text:p>1919379252</text:p>
          </table:table-cell>
          <table:table-cell office:value-type="string" calcext:value-type="string">
            <text:p>.bayer_RGGB14:</text:p>
          </table:table-cell>
        </table:table-row>
        <table:table-row table:style-name="ro1">
          <table:table-cell office:value-type="string" calcext:value-type="string">
            <text:p>kCVPixelFormatType_14Bayer_BGGR</text:p>
          </table:table-cell>
          <table:table-cell office:value-type="string" calcext:value-type="string">
            <text:p><text:s/>Bayer 14-bit Little-Endian, packed in 16-bits, ordered B G B G... alternating with G R G R... </text:p>
          </table:table-cell>
          <table:table-cell office:value-type="string" calcext:value-type="string">
            <text:p>14Bayer_BGGR</text:p>
          </table:table-cell>
          <table:table-cell office:value-type="float" office:value="1650943796" calcext:value-type="float">
            <text:p>1650943796</text:p>
          </table:table-cell>
          <table:table-cell office:value-type="string" calcext:value-type="string">
            <text:p>.bayer_BGGR14:</text:p>
          </table:table-cell>
        </table:table-row>
        <table:table-row table:style-name="ro1">
          <table:table-cell office:value-type="string" calcext:value-type="string">
            <text:p>kCVPixelFormatType_14Bayer_GBRG</text:p>
          </table:table-cell>
          <table:table-cell office:value-type="string" calcext:value-type="string">
            <text:p><text:s/>Bayer 14-bit Little-Endian, packed in 16-bits, ordered G B G B... alternating with R G R G... </text:p>
          </table:table-cell>
          <table:table-cell office:value-type="string" calcext:value-type="string">
            <text:p>14Bayer_GBRG</text:p>
          </table:table-cell>
          <table:table-cell office:value-type="float" office:value="1734505012" calcext:value-type="float">
            <text:p>1734505012</text:p>
          </table:table-cell>
          <table:table-cell office:value-type="string" calcext:value-type="string">
            <text:p>.bayer_GBRG14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Bold" svg:font-family="Menlo-Bold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15:35:51.15545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5:35:53.909965000</meta:creation-date>
    <meta:editing-duration>PT28M51S</meta:editing-duration>
    <meta:editing-cycles>4</meta:editing-cycles>
    <meta:generator>LibreOffice/5.0.3.2$MacOSX_X86_64 LibreOffice_project/e5f16313668ac592c1bfb310f4390624e3dbfb75</meta:generator>
    <dc:date>2017-03-27T21:30:00.106273000</dc:date>
    <meta:document-statistic meta:table-count="1" meta:cell-count="270" meta:object-count="0"/>
  </office:meta>
</office:document-meta>
</file>